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Layer (type) <text:s text:c="16"/>Output Shape <text:s text:c="13"/>Param # <text:s text:c="2"/></text:p>
      <text:p text:style-name="Preformatted_20_Text">=================================================================</text:p>
      <text:p text:style-name="Preformatted_20_Text">input_1 (InputLayer) <text:s text:c="8"/>(None, 50, 50, 1) <text:s text:c="8"/>0 <text:s text:c="8"/></text:p>
      <text:p text:style-name="Preformatted_20_Text">_________________________________________________________________</text:p>
      <text:p text:style-name="Preformatted_20_Text">conv2d_1 (Conv2D) <text:s text:c="11"/>(None, 50, 50, 16) <text:s text:c="7"/>160 <text:s text:c="6"/></text:p>
      <text:p text:style-name="Preformatted_20_Text">_________________________________________________________________</text:p>
      <text:p text:style-name="Preformatted_20_Text">max_pooling2d_1 (MaxPooling2 (None, 25, 25, 16) <text:s text:c="7"/>0 <text:s text:c="8"/></text:p>
      <text:p text:style-name="Preformatted_20_Text">_________________________________________________________________</text:p>
      <text:p text:style-name="Preformatted_20_Text">conv2d_2 (Conv2D) <text:s text:c="11"/>(None, 25, 25, 8) <text:s text:c="8"/>1160 <text:s text:c="5"/></text:p>
      <text:p text:style-name="Preformatted_20_Text">_________________________________________________________________</text:p>
      <text:p text:style-name="Preformatted_20_Text">max_pooling2d_2 (MaxPooling2 (None, 13, 13, 8) <text:s text:c="8"/>0 <text:s text:c="8"/></text:p>
      <text:p text:style-name="Preformatted_20_Text">_________________________________________________________________</text:p>
      <text:p text:style-name="Preformatted_20_Text">conv2d_3 (Conv2D) <text:s text:c="11"/>(None, 13, 13, 8) <text:s text:c="8"/>584 <text:s text:c="6"/></text:p>
      <text:p text:style-name="Preformatted_20_Text">_________________________________________________________________</text:p>
      <text:p text:style-name="Preformatted_20_Text">max_pooling2d_3 (MaxPooling2 (None, 7, 7, 8) <text:s text:c="10"/>0 <text:s text:c="8"/></text:p>
      <text:p text:style-name="Preformatted_20_Text">_________________________________________________________________</text:p>
      <text:p text:style-name="Preformatted_20_Text">conv2d_4 (Conv2D) <text:s text:c="11"/>(None, 7, 7, 8) <text:s text:c="10"/>584 <text:s text:c="6"/></text:p>
      <text:p text:style-name="Preformatted_20_Text">_________________________________________________________________</text:p>
      <text:p text:style-name="Preformatted_20_Text">up_sampling2d_1 (UpSampling2 (None, 14, 14, 8) <text:s text:c="8"/>0 <text:s text:c="8"/></text:p>
      <text:p text:style-name="Preformatted_20_Text">_________________________________________________________________</text:p>
      <text:p text:style-name="Preformatted_20_Text">conv2d_5 (Conv2D) <text:s text:c="11"/>(None, 14, 14, 8) <text:s text:c="8"/>584 <text:s text:c="6"/></text:p>
      <text:p text:style-name="Preformatted_20_Text">_________________________________________________________________</text:p>
      <text:p text:style-name="Preformatted_20_Text">up_sampling2d_2 (UpSampling2 (None, 28, 28, 8) <text:s text:c="8"/>0 <text:s text:c="8"/></text:p>
      <text:p text:style-name="Preformatted_20_Text">_________________________________________________________________</text:p>
      <text:p text:style-name="Preformatted_20_Text">conv2d_6 (Conv2D) <text:s text:c="11"/>(None, 26, 26, 16) <text:s text:c="7"/>1168 <text:s text:c="5"/></text:p>
      <text:p text:style-name="Preformatted_20_Text">_________________________________________________________________</text:p>
      <text:p text:style-name="Preformatted_20_Text">up_sampling2d_3 (UpSampling2 (None, 52, 52, 16) <text:s text:c="7"/>0 <text:s text:c="8"/></text:p>
      <text:p text:style-name="Preformatted_20_Text">_________________________________________________________________</text:p>
      <text:p text:style-name="Preformatted_20_Text">conv2d_7 (Conv2D) <text:s text:c="11"/>(None, 50, 50, 1) <text:s text:c="8"/>145 <text:s text:c="6"/></text:p>
      <text:p text:style-name="Preformatted_20_Text">=================================================================</text:p>
      <text:p text:style-name="Preformatted_20_Text">Total params: 4,385</text:p>
      <text:p text:style-name="Preformatted_20_Text">Trainable params: 4,385</text:p>
      <text:p text:style-name="Preformatted_20_Text">Non-trainable params: 0</text:p>
      <text:p text:style-name="Preformatted_20_Text">_________________________________________________________________</text:p>
      <text:p text:style-name="P1">Non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09:25:10.490623223</meta:creation-date>
    <dc:date>2018-12-01T09:30:23.548372406</dc:date>
    <meta:editing-duration>PT5M15S</meta:editing-duration>
    <meta:editing-cycles>1</meta:editing-cycles>
    <meta:document-statistic meta:table-count="0" meta:image-count="0" meta:object-count="0" meta:page-count="1" meta:paragraph-count="35" meta:word-count="130" meta:character-count="2084" meta:non-whitespace-character-count="1650"/>
    <meta:generator>LibreOffice/6.0.3.2$Linux_X86_64 LibreOffice_project/00m0$Build-2</meta:generator>
  </office:meta>
</office:document-meta>
</file>